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PreformattedText" style:family="paragraph">
      <style:paragraph-properties fo:margin-bottom="0.1965in"/>
    </style:style>
  </office:automatic-styles>
  <office:body>
    <office:text text:use-soft-page-breaks="true">
      <text:p text:style-name="P1">Ressources :<text:s/><text:line-break/><text:line-break/>SVG :<text:s/><text:line-break/><text:line-break/><text:a xlink:href="https://svgsilh.com/fr/" office:target-frame-name="_top" xlink:show="replace">https://svgsilh.com/fr/</text:a></text:p>
      <text:p text:style-name="Standard"/>
      <text:p text:style-name="Standard"><text:a xlink:href="https://jakearchibald.github.io/svgomg/" office:target-frame-name="_top" xlink:show="replace">https://jakearchibald.github.io/svgomg/</text:a></text:p>
      <text:p text:style-name="Standard"/>
      <text:p text:style-name="Standard"><text:a xlink:href="https://web.dev/articles/prefers-reduced-motion?hl=fr#(bonus)-forcing-reduced-motion-on-all-websites" office:target-frame-name="_top" xlink:show="replace">https://web.dev/articles/prefers-reduced-motion?hl=fr#(bonus)-forcing-reduced-motion-on-all-websites</text:a></text:p>
      <text:p text:style-name="Standard"/>
      <text:p text:style-name="Standard">for</text:p>
      <text:p text:style-name="PreformattedText"><text:span text:style-name="SourceText">@media (prefers-reduced-motion: reduce) {</text:span></text:p>
      <text:p text:style-name="PreformattedText"><text:span text:style-name="SourceText"><text:s text:c="2"/>*,</text:span></text:p>
      <text:p text:style-name="PreformattedText"><text:span text:style-name="SourceText"><text:s text:c="2"/>::before,</text:span></text:p>
      <text:p text:style-name="PreformattedText"><text:span text:style-name="SourceText"><text:s text:c="2"/>::after {</text:span></text:p>
      <text:p text:style-name="PreformattedText"><text:span text:style-name="SourceText"><text:s text:c="4"/>animation-delay: -1ms !important;</text:span></text:p>
      <text:p text:style-name="PreformattedText"><text:span text:style-name="SourceText"><text:s text:c="4"/>animation-duration: 1ms !important;</text:span></text:p>
      <text:p text:style-name="PreformattedText"><text:span text:style-name="SourceText"><text:s text:c="4"/>animation-iteration-count: 1 !important;</text:span></text:p>
      <text:p text:style-name="PreformattedText"><text:span text:style-name="SourceText"><text:s text:c="4"/>background-attachment: initial !important;</text:span></text:p>
      <text:p text:style-name="PreformattedText"><text:span text:style-name="SourceText"><text:s text:c="4"/>s</text:span><text:span text:style-name="SourceText">croll-behavior: auto !important;</text:span></text:p>
      <text:p text:style-name="PreformattedText"><text:span text:style-name="SourceText"><text:s text:c="4"/>transition-duration: 1ms !important;</text:span></text:p>
      <text:p text:style-name="PreformattedText"><text:span text:style-name="SourceText"><text:s text:c="4"/>transition-delay: -1ms !important;</text:span></text:p>
      <text:p text:style-name="PreformattedText"><text:span text:style-name="SourceText"><text:s text:c="2"/>}</text:span></text:p>
      <text:p text:style-name="P2"><text:span text:style-name="SourceText">}</text:span></text:p>
      <text:p text:style-name="Standard">(annule les animations pour les gens qui ont mis leur ordinateur set-up en « pas d’animations ») (trouvé dans<text:s/><text:a xlink:href="https://www.youtube.com/watch?v=7Xyg8Ja7dyY&amp;ab_channel=KevinPowell" office:target-frame-name="_top" xlink:show="replace">https://www.youtube.com/watch?v=7Xyg8Ja7dyY&amp;ab_channel=KevinPowell</text:a><text:s/>)</text:p>
      <text:p text:style-name="Standard"/>
      <text:p text:style-name="Standard"/>
      <text:p text:style-name="Standard"/>
      <text:p text:style-name="Standard">certaines images vectorielles nécessitent une attribution (citation)<text:line-break/><text:line-break/>chamois : &lt;a href="https://fr.vecteezy.com/vecteur-libre/chamois"&gt;Chamois Vecteurs par Vecteezy&lt;/a&gt;</text:p>
      <text:p text:style-name="Standard"><text:a xlink:href="https://fr.vecteezy.com/art-vectoriel/25771240-vache-chevre-silhouette-eid-adha-illustration?autodl_token=aa7bcb34288ccb20b56e9684a3a5d29438ca5f372ef05430a10fa6fdf196de24b66e44018c2e98d58839aa6af06352dccce91798855a0779699ba8e250238aac" office:target-frame-name="_top" xlink:show="replace">https://fr.vecteezy.com/art-vectoriel/25771240-vache-chevre-silhouette-eid-adha-illustration?autodl_token=aa7bcb34288ccb20b56e9684a3a5d29438ca5f372ef05430a10fa6fdf196de24b66e44018c2e98d58839aa6af06352dccce91798855a0779699ba8e250238aac</text:a><text:line-break/><text:line-break/>ou dans footer : &lt;p style="font-size: 12px; color: #999;"&gt;</text:p>
      <text:p text:style-name="Standard">Icônes par &lt;a href="https://fr.vecteezy.com/" target="_blank" style="color: inherit; text-decoration: underline;"&gt;Vecteezy&lt;/a&gt;.</text:p>
      <text:p text:style-name="Standard">&lt;/p&gt;<text:line-break/></text:p>
      <text:p text:style-name="Standard"/>
      <text:p text:style-name="Standard"/>
      <text:p text:style-name="Standard">Icône tasse de café par PNGTree — disponible sur https://pngtree.com/freepng/black-coffee-silhouette-stick-figure-cup-silhouette_5563747.html — utilisée conformément aux conditions d'attribution requises.<text:line-break/><text:line-break/>attributions : chalet flaticon<text:s/></text:p>
      <text:p text:style-name="Standard"/>
      <text:p text:style-name="Standard"><text:a xlink:href="https://lucide.dev" office:target-frame-name="_top" xlink:show="replace"><text:span text:style-name="Lienhypertexte">https://lucide.dev</text:span></text:a><text:s/>(chevrons)</text:p>
      <text:p text:style-name="Standard"/>
      <text:p text:style-name="Standard">Icône "Chalet" et « village de montagne » par Freepik, téléchargée sur<text:s/><text:a xlink:href="https://www.flaticon.com/" office:target-frame-name="_new" xlink:show="replace"><text:span text:style-name="Lienhypertexte">Flaticon.com</text:span></text:a>, utilisée sous licence gratuite avec attribution.</text:p>
      <text:p text:style-name="Standard"/>
      <text:p text:style-name="Standard"><text:a xlink:href="https://image.online-convert.com/convert/png-to-svg" office:target-frame-name="_top" xlink:show="replace"><text:span text:style-name="Lienhypertexte">https://image.online-convert.com/convert/png-to-svg</text:span></text:a><text:s/><text:s/><text:s/>transformer des PNG (noir et blanc simple) en images vectorielles</text:p>
      <text:p text:style-name="Standard"/>
      <text:p text:style-name="Standard"><text:line-break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CS</dc:creator>
    <meta:creation-date>2025-04-27T11:04:00Z</meta:creation-date>
    <dc:date>2025-04-28T15:00:00Z</dc:date>
    <meta:template xlink:href="Normal.dotm" xlink:type="simple"/>
    <meta:editing-cycles>7</meta:editing-cycles>
    <meta:editing-duration>PT33060S</meta:editing-duration>
    <meta:document-statistic meta:page-count="1" meta:paragraph-count="5" meta:word-count="396" meta:character-count="2575" meta:row-count="18" meta:non-whitespace-character-count="2184"/>
  </office:meta>
</office:document-meta>
</file>